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calculation-settings>
        <table:iteration table:status="enable" table:steps="500"/>
      </table:calculation-settings>
      <table:table table:name="Openness_RFSE_MIX_W3G_KI04_2016_12_0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513077062" calcext:value-type="float">
            <text:p>0.51513077062</text:p>
          </table:table-cell>
          <table:table-cell office:value-type="float" office:value="0.497927136978" calcext:value-type="float">
            <text:p>0.497927136978</text:p>
          </table:table-cell>
          <table:table-cell office:value-type="float" office:value="0.306857" calcext:value-type="float">
            <text:p>0.306857</text:p>
          </table:table-cell>
          <table:table-cell office:value-type="float" office:value="0.511595593479" calcext:value-type="float">
            <text:p>0.511595593479</text:p>
          </table:table-cell>
          <table:table-cell office:value-type="float" office:value="0.506382878729" calcext:value-type="float">
            <text:p>0.50638287872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0892657067" calcext:value-type="float">
            <text:p>0.530892657067</text:p>
          </table:table-cell>
          <table:table-cell office:value-type="float" office:value="0.495019089367" calcext:value-type="float">
            <text:p>0.495019089367</text:p>
          </table:table-cell>
          <table:table-cell office:value-type="float" office:value="0.320543" calcext:value-type="float">
            <text:p>0.320543</text:p>
          </table:table-cell>
          <table:table-cell office:value-type="float" office:value="0.523307930388" calcext:value-type="float">
            <text:p>0.523307930388</text:p>
          </table:table-cell>
          <table:table-cell office:value-type="float" office:value="0.51232866875" calcext:value-type="float">
            <text:p>0.512328668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44008586738" calcext:value-type="float">
            <text:p>0.544008586738</text:p>
          </table:table-cell>
          <table:table-cell office:value-type="float" office:value="0.494437486533" calcext:value-type="float">
            <text:p>0.494437486533</text:p>
          </table:table-cell>
          <table:table-cell office:value-type="float" office:value="0.321613" calcext:value-type="float">
            <text:p>0.321613</text:p>
          </table:table-cell>
          <table:table-cell office:value-type="float" office:value="0.533314817365" calcext:value-type="float">
            <text:p>0.533314817365</text:p>
          </table:table-cell>
          <table:table-cell office:value-type="float" office:value="0.518039877472" calcext:value-type="float">
            <text:p>0.5180398774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63511291533" calcext:value-type="float">
            <text:p>0.563511291533</text:p>
          </table:table-cell>
          <table:table-cell office:value-type="float" office:value="0.409805362723" calcext:value-type="float">
            <text:p>0.409805362723</text:p>
          </table:table-cell>
          <table:table-cell office:value-type="float" office:value="0.272155" calcext:value-type="float">
            <text:p>0.272155</text:p>
          </table:table-cell>
          <table:table-cell office:value-type="float" office:value="0.524189668536" calcext:value-type="float">
            <text:p>0.524189668536</text:p>
          </table:table-cell>
          <table:table-cell office:value-type="float" office:value="0.474521725721" calcext:value-type="float">
            <text:p>0.47452172572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36030176156" calcext:value-type="float">
            <text:p>0.536030176156</text:p>
          </table:table-cell>
          <table:table-cell office:value-type="float" office:value="0.556858732904" calcext:value-type="float">
            <text:p>0.556858732904</text:p>
          </table:table-cell>
          <table:table-cell office:value-type="float" office:value="0.359551" calcext:value-type="float">
            <text:p>0.359551</text:p>
          </table:table-cell>
          <table:table-cell office:value-type="float" office:value="0.540070297709" calcext:value-type="float">
            <text:p>0.540070297709</text:p>
          </table:table-cell>
          <table:table-cell office:value-type="float" office:value="0.546245976546" calcext:value-type="float">
            <text:p>0.5462459765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21234500924" calcext:value-type="float">
            <text:p>0.521234500924</text:p>
          </table:table-cell>
          <table:table-cell office:value-type="float" office:value="0.506767049662" calcext:value-type="float">
            <text:p>0.506767049662</text:p>
          </table:table-cell>
          <table:table-cell office:value-type="float" office:value="0.367895" calcext:value-type="float">
            <text:p>0.367895</text:p>
          </table:table-cell>
          <table:table-cell office:value-type="float" office:value="0.518275301948" calcext:value-type="float">
            <text:p>0.518275301948</text:p>
          </table:table-cell>
          <table:table-cell office:value-type="float" office:value="0.51389897236" calcext:value-type="float">
            <text:p>0.5138989723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555620555385" calcext:value-type="float">
            <text:p>0.555620555385</text:p>
          </table:table-cell>
          <table:table-cell office:value-type="float" office:value="0.518493800819" calcext:value-type="float">
            <text:p>0.518493800819</text:p>
          </table:table-cell>
          <table:table-cell office:value-type="float" office:value="0.359986" calcext:value-type="float">
            <text:p>0.359986</text:p>
          </table:table-cell>
          <table:table-cell office:value-type="float" office:value="0.547775856091" calcext:value-type="float">
            <text:p>0.547775856091</text:p>
          </table:table-cell>
          <table:table-cell office:value-type="float" office:value="0.536415535107" calcext:value-type="float">
            <text:p>0.5364155351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571990004388" calcext:value-type="float">
            <text:p>0.571990004388</text:p>
          </table:table-cell>
          <table:table-cell office:value-type="float" office:value="0.34251763584" calcext:value-type="float">
            <text:p>0.34251763584</text:p>
          </table:table-cell>
          <table:table-cell office:value-type="float" office:value="0.212318" calcext:value-type="float">
            <text:p>0.212318</text:p>
          </table:table-cell>
          <table:table-cell office:value-type="float" office:value="0.504404108961" calcext:value-type="float">
            <text:p>0.504404108961</text:p>
          </table:table-cell>
          <table:table-cell office:value-type="float" office:value="0.428463700923" calcext:value-type="float">
            <text:p>0.428463700923</text:p>
          </table:table-cell>
        </table:table-row>
        <table:table-row table:style-name="ro1">
          <table:table-cell table:number-columns-repeated="6"/>
          <table:table-cell table:style-name="ce1" table:formula="of:=AVERAGE([.G1:.G8])" office:value-type="float" office:value="0.542302317851375" calcext:value-type="float">
            <text:p>0.542302317851375</text:p>
          </table:table-cell>
          <table:table-cell table:style-name="ce1" table:formula="of:=AVERAGE([.H1:.H8])" office:value-type="float" office:value="0.47772828685325" calcext:value-type="float">
            <text:p>0.47772828685325</text:p>
          </table:table-cell>
          <table:table-cell table:style-name="ce1" table:formula="of:=AVERAGE([.I1:.I8])" office:value-type="float" office:value="0.31511475" calcext:value-type="float">
            <text:p>0.31511475</text:p>
          </table:table-cell>
          <table:table-cell table:style-name="ce1" table:formula="of:=AVERAGE([.J1:.J8])" office:value-type="float" office:value="0.525366696809625" calcext:value-type="float">
            <text:p>0.525366696809625</text:p>
          </table:table-cell>
          <table:table-cell table:style-name="ce1" table:formula="of:=AVERAGE([.K1:.K8])" office:value-type="float" office:value="0.504537166951" calcext:value-type="float">
            <text:p>0.504537166951</text:p>
          </table:table-cell>
        </table:table-row>
        <table:table-row table:style-name="ro1">
          <table:table-cell table:number-columns-repeated="6"/>
          <table:table-cell table:style-name="ce2" table:formula="of:=STDEV([.G1:.G8])/SQRT(8)" office:value-type="float" office:value="0.00715033979054477" calcext:value-type="float">
            <text:p>0.007150339790545</text:p>
          </table:table-cell>
          <table:table-cell table:style-name="ce2" table:formula="of:=STDEV([.H1:.H8])/SQRT(8)" office:value-type="float" office:value="0.0241455078964143" calcext:value-type="float">
            <text:p>0.024145507896414</text:p>
          </table:table-cell>
          <table:table-cell table:style-name="ce2" table:formula="of:=STDEV([.I1:.I8])/SQRT(8)" office:value-type="float" office:value="0.0185772324641424" calcext:value-type="float">
            <text:p>0.018577232464142</text:p>
          </table:table-cell>
          <table:table-cell table:style-name="ce2" table:formula="of:=STDEV([.J1:.J8])/SQRT(8)" office:value-type="float" office:value="0.00511741440632967" calcext:value-type="float">
            <text:p>0.00511741440633</text:p>
          </table:table-cell>
          <table:table-cell table:style-name="ce2" table:formula="of:=STDEV([.K1:.K8])/SQRT(8)" office:value-type="float" office:value="0.0132139231522011" calcext:value-type="float">
            <text:p>0.0132139231522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64502414595" calcext:value-type="float">
            <text:p>0.464502414595</text:p>
          </table:table-cell>
          <table:table-cell office:value-type="float" office:value="0.571546537167" calcext:value-type="float">
            <text:p>0.571546537167</text:p>
          </table:table-cell>
          <table:table-cell office:value-type="float" office:value="0.378755" calcext:value-type="float">
            <text:p>0.378755</text:p>
          </table:table-cell>
          <table:table-cell office:value-type="float" office:value="0.482578707952" calcext:value-type="float">
            <text:p>0.482578707952</text:p>
          </table:table-cell>
          <table:table-cell office:value-type="float" office:value="0.512494600021" calcext:value-type="float">
            <text:p>0.51249460002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3728150696" calcext:value-type="float">
            <text:p>0.43728150696</text:p>
          </table:table-cell>
          <table:table-cell office:value-type="float" office:value="0.443161156956" calcext:value-type="float">
            <text:p>0.443161156956</text:p>
          </table:table-cell>
          <table:table-cell office:value-type="float" office:value="0.244447" calcext:value-type="float">
            <text:p>0.244447</text:p>
          </table:table-cell>
          <table:table-cell office:value-type="float" office:value="0.438444922411" calcext:value-type="float">
            <text:p>0.438444922411</text:p>
          </table:table-cell>
          <table:table-cell office:value-type="float" office:value="0.440201699626" calcext:value-type="float">
            <text:p>0.4402016996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58706689885" calcext:value-type="float">
            <text:p>0.458706689885</text:p>
          </table:table-cell>
          <table:table-cell office:value-type="float" office:value="0.454584404612" calcext:value-type="float">
            <text:p>0.454584404612</text:p>
          </table:table-cell>
          <table:table-cell office:value-type="float" office:value="0.237108" calcext:value-type="float">
            <text:p>0.237108</text:p>
          </table:table-cell>
          <table:table-cell office:value-type="float" office:value="0.457876262552" calcext:value-type="float">
            <text:p>0.457876262552</text:p>
          </table:table-cell>
          <table:table-cell office:value-type="float" office:value="0.456636243952" calcext:value-type="float">
            <text:p>0.45663624395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30699048529" calcext:value-type="float">
            <text:p>0.430699048529</text:p>
          </table:table-cell>
          <table:table-cell office:value-type="float" office:value="0.49906322336" calcext:value-type="float">
            <text:p>0.49906322336</text:p>
          </table:table-cell>
          <table:table-cell office:value-type="float" office:value="0.281577" calcext:value-type="float">
            <text:p>0.281577</text:p>
          </table:table-cell>
          <table:table-cell office:value-type="float" office:value="0.44283129744" calcext:value-type="float">
            <text:p>0.44283129744</text:p>
          </table:table-cell>
          <table:table-cell office:value-type="float" office:value="0.46236777283" calcext:value-type="float">
            <text:p>0.462367772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54693781825" calcext:value-type="float">
            <text:p>0.454693781825</text:p>
          </table:table-cell>
          <table:table-cell office:value-type="float" office:value="0.441418506698" calcext:value-type="float">
            <text:p>0.441418506698</text:p>
          </table:table-cell>
          <table:table-cell office:value-type="float" office:value="0.263813" calcext:value-type="float">
            <text:p>0.263813</text:p>
          </table:table-cell>
          <table:table-cell office:value-type="float" office:value="0.451975229958" calcext:value-type="float">
            <text:p>0.451975229958</text:p>
          </table:table-cell>
          <table:table-cell office:value-type="float" office:value="0.447957812316" calcext:value-type="float">
            <text:p>0.4479578123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6980931409" calcext:value-type="float">
            <text:p>0.46980931409</text:p>
          </table:table-cell>
          <table:table-cell office:value-type="float" office:value="0.422060142738" calcext:value-type="float">
            <text:p>0.422060142738</text:p>
          </table:table-cell>
          <table:table-cell office:value-type="float" office:value="0.234065" calcext:value-type="float">
            <text:p>0.234065</text:p>
          </table:table-cell>
          <table:table-cell office:value-type="float" office:value="0.459414278463" calcext:value-type="float">
            <text:p>0.459414278463</text:p>
          </table:table-cell>
          <table:table-cell office:value-type="float" office:value="0.44465652377" calcext:value-type="float">
            <text:p>0.444656523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447924228024" calcext:value-type="float">
            <text:p>0.447924228024</text:p>
          </table:table-cell>
          <table:table-cell office:value-type="float" office:value="0.438399256464" calcext:value-type="float">
            <text:p>0.438399256464</text:p>
          </table:table-cell>
          <table:table-cell office:value-type="float" office:value="0.23773" calcext:value-type="float">
            <text:p>0.23773</text:p>
          </table:table-cell>
          <table:table-cell office:value-type="float" office:value="0.445986265569" calcext:value-type="float">
            <text:p>0.445986265569</text:p>
          </table:table-cell>
          <table:table-cell office:value-type="float" office:value="0.443110561673" calcext:value-type="float">
            <text:p>0.4431105616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44276759071" calcext:value-type="float">
            <text:p>0.44276759071</text:p>
          </table:table-cell>
          <table:table-cell office:value-type="float" office:value="0.502569843074" calcext:value-type="float">
            <text:p>0.502569843074</text:p>
          </table:table-cell>
          <table:table-cell office:value-type="float" office:value="0.30119" calcext:value-type="float">
            <text:p>0.30119</text:p>
          </table:table-cell>
          <table:table-cell office:value-type="float" office:value="0.453561717197" calcext:value-type="float">
            <text:p>0.453561717197</text:p>
          </table:table-cell>
          <table:table-cell office:value-type="float" office:value="0.470777165124" calcext:value-type="float">
            <text:p>0.470777165124</text:p>
          </table:table-cell>
        </table:table-row>
        <table:table-row table:style-name="ro1">
          <table:table-cell table:number-columns-repeated="6"/>
          <table:table-cell table:style-name="ce1" table:formula="of:=AVERAGE([.G12:.G19])" office:value-type="float" office:value="0.45079807182725" calcext:value-type="float">
            <text:p>0.45079807182725</text:p>
          </table:table-cell>
          <table:table-cell table:style-name="ce1" table:formula="of:=AVERAGE([.H12:.H19])" office:value-type="float" office:value="0.471600383883625" calcext:value-type="float">
            <text:p>0.471600383883625</text:p>
          </table:table-cell>
          <table:table-cell table:style-name="ce1" table:formula="of:=AVERAGE([.I12:.I19])" office:value-type="float" office:value="0.272335625" calcext:value-type="float">
            <text:p>0.272335625</text:p>
          </table:table-cell>
          <table:table-cell table:style-name="ce1" table:formula="of:=AVERAGE([.J12:.J19])" office:value-type="float" office:value="0.45408358519275" calcext:value-type="float">
            <text:p>0.45408358519275</text:p>
          </table:table-cell>
          <table:table-cell table:style-name="ce1" table:formula="of:=AVERAGE([.K12:.K19])" office:value-type="float" office:value="0.459775297414" calcext:value-type="float">
            <text:p>0.459775297414</text:p>
          </table:table-cell>
        </table:table-row>
        <table:table-row table:style-name="ro1">
          <table:table-cell table:number-columns-repeated="6"/>
          <table:table-cell table:style-name="ce2" table:formula="of:=STDEV([.G12:.G19])/SQRT(8)" office:value-type="float" office:value="0.00479280526185763" calcext:value-type="float">
            <text:p>0.004792805261858</text:p>
          </table:table-cell>
          <table:table-cell table:style-name="ce2" table:formula="of:=STDEV([.H12:.H19])/SQRT(8)" office:value-type="float" office:value="0.0175602929496572" calcext:value-type="float">
            <text:p>0.017560292949657</text:p>
          </table:table-cell>
          <table:table-cell table:style-name="ce2" table:formula="of:=STDEV([.I12:.I19])/SQRT(8)" office:value-type="float" office:value="0.0174215832210032" calcext:value-type="float">
            <text:p>0.017421583221003</text:p>
          </table:table-cell>
          <table:table-cell table:style-name="ce2" table:formula="of:=STDEV([.J12:.J19])/SQRT(8)" office:value-type="float" office:value="0.00481114509632065" calcext:value-type="float">
            <text:p>0.004811145096321</text:p>
          </table:table-cell>
          <table:table-cell table:style-name="ce2" table:formula="of:=STDEV([.K12:.K19])/SQRT(8)" office:value-type="float" office:value="0.00839431138599268" calcext:value-type="float">
            <text:p>0.0083943113859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17315114863" calcext:value-type="float">
            <text:p>0.417315114863</text:p>
          </table:table-cell>
          <table:table-cell office:value-type="float" office:value="0.437897800699" calcext:value-type="float">
            <text:p>0.437897800699</text:p>
          </table:table-cell>
          <table:table-cell office:value-type="float" office:value="0.213331" calcext:value-type="float">
            <text:p>0.213331</text:p>
          </table:table-cell>
          <table:table-cell office:value-type="float" office:value="0.421275390065" calcext:value-type="float">
            <text:p>0.421275390065</text:p>
          </table:table-cell>
          <table:table-cell office:value-type="float" office:value="0.427358772703" calcext:value-type="float">
            <text:p>0.4273587727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05179782099" calcext:value-type="float">
            <text:p>0.305179782099</text:p>
          </table:table-cell>
          <table:table-cell office:value-type="float" office:value="0.498650489716" calcext:value-type="float">
            <text:p>0.498650489716</text:p>
          </table:table-cell>
          <table:table-cell office:value-type="float" office:value="0.191372" calcext:value-type="float">
            <text:p>0.191372</text:p>
          </table:table-cell>
          <table:table-cell office:value-type="float" office:value="0.330853239428" calcext:value-type="float">
            <text:p>0.330853239428</text:p>
          </table:table-cell>
          <table:table-cell office:value-type="float" office:value="0.378632288758" calcext:value-type="float">
            <text:p>0.37863228875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88756711856" calcext:value-type="float">
            <text:p>0.388756711856</text:p>
          </table:table-cell>
          <table:table-cell office:value-type="float" office:value="0.552772293949" calcext:value-type="float">
            <text:p>0.552772293949</text:p>
          </table:table-cell>
          <table:table-cell office:value-type="float" office:value="0.319362" calcext:value-type="float">
            <text:p>0.319362</text:p>
          </table:table-cell>
          <table:table-cell office:value-type="float" office:value="0.413282072644" calcext:value-type="float">
            <text:p>0.413282072644</text:p>
          </table:table-cell>
          <table:table-cell office:value-type="float" office:value="0.456478638631" calcext:value-type="float">
            <text:p>0.4564786386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27036408941" calcext:value-type="float">
            <text:p>0.327036408941</text:p>
          </table:table-cell>
          <table:table-cell office:value-type="float" office:value="0.56002163686" calcext:value-type="float">
            <text:p>0.56002163686</text:p>
          </table:table-cell>
          <table:table-cell office:value-type="float" office:value="0.297138" calcext:value-type="float">
            <text:p>0.297138</text:p>
          </table:table-cell>
          <table:table-cell office:value-type="float" office:value="0.356717360563" calcext:value-type="float">
            <text:p>0.356717360563</text:p>
          </table:table-cell>
          <table:table-cell office:value-type="float" office:value="0.412932312412" calcext:value-type="float">
            <text:p>0.41293231241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7711805304" calcext:value-type="float">
            <text:p>0.427711805304</text:p>
          </table:table-cell>
          <table:table-cell office:value-type="float" office:value="0.489682539683" calcext:value-type="float">
            <text:p>0.489682539683</text:p>
          </table:table-cell>
          <table:table-cell office:value-type="float" office:value="0.235317" calcext:value-type="float">
            <text:p>0.235317</text:p>
          </table:table-cell>
          <table:table-cell office:value-type="float" office:value="0.438818555469" calcext:value-type="float">
            <text:p>0.438818555469</text:p>
          </table:table-cell>
          <table:table-cell office:value-type="float" office:value="0.456604085731" calcext:value-type="float">
            <text:p>0.4566040857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92308054248" calcext:value-type="float">
            <text:p>0.392308054248</text:p>
          </table:table-cell>
          <table:table-cell office:value-type="float" office:value="0.542447093182" calcext:value-type="float">
            <text:p>0.542447093182</text:p>
          </table:table-cell>
          <table:table-cell office:value-type="float" office:value="0.309063" calcext:value-type="float">
            <text:p>0.309063</text:p>
          </table:table-cell>
          <table:table-cell office:value-type="float" office:value="0.415297335062" calcext:value-type="float">
            <text:p>0.415297335062</text:p>
          </table:table-cell>
          <table:table-cell office:value-type="float" office:value="0.455320014538" calcext:value-type="float">
            <text:p>0.4553200145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80975604384" calcext:value-type="float">
            <text:p>0.380975604384</text:p>
          </table:table-cell>
          <table:table-cell office:value-type="float" office:value="0.544473586385" calcext:value-type="float">
            <text:p>0.544473586385</text:p>
          </table:table-cell>
          <table:table-cell office:value-type="float" office:value="0.315062" calcext:value-type="float">
            <text:p>0.315062</text:p>
          </table:table-cell>
          <table:table-cell office:value-type="float" office:value="0.405317889739" calcext:value-type="float">
            <text:p>0.405317889739</text:p>
          </table:table-cell>
          <table:table-cell office:value-type="float" office:value="0.448282100656" calcext:value-type="float">
            <text:p>0.44828210065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81744189979" calcext:value-type="float">
            <text:p>0.381744189979</text:p>
          </table:table-cell>
          <table:table-cell office:value-type="float" office:value="0.550815246403" calcext:value-type="float">
            <text:p>0.550815246403</text:p>
          </table:table-cell>
          <table:table-cell office:value-type="float" office:value="0.309739" calcext:value-type="float">
            <text:p>0.309739</text:p>
          </table:table-cell>
          <table:table-cell office:value-type="float" office:value="0.406711990467" calcext:value-type="float">
            <text:p>0.406711990467</text:p>
          </table:table-cell>
          <table:table-cell office:value-type="float" office:value="0.45095360545" calcext:value-type="float">
            <text:p>0.45095360545</text:p>
          </table:table-cell>
        </table:table-row>
        <table:table-row table:style-name="ro1">
          <table:table-cell table:number-columns-repeated="6"/>
          <table:table-cell table:style-name="ce1" table:formula="of:=AVERAGE([.G23:.G30])" office:value-type="float" office:value="0.37762845895925" calcext:value-type="float">
            <text:p>0.37762845895925</text:p>
          </table:table-cell>
          <table:table-cell table:style-name="ce1" table:formula="of:=AVERAGE([.H23:.H30])" office:value-type="float" office:value="0.522095085859625" calcext:value-type="float">
            <text:p>0.522095085859625</text:p>
          </table:table-cell>
          <table:table-cell table:style-name="ce1" table:formula="of:=AVERAGE([.I23:.I30])" office:value-type="float" office:value="0.273798" calcext:value-type="float">
            <text:p>0.273798</text:p>
          </table:table-cell>
          <table:table-cell table:style-name="ce1" table:formula="of:=AVERAGE([.J23:.J30])" office:value-type="float" office:value="0.398534229179625" calcext:value-type="float">
            <text:p>0.398534229179625</text:p>
          </table:table-cell>
          <table:table-cell table:style-name="ce1" table:formula="of:=AVERAGE([.K23:.K30])" office:value-type="float" office:value="0.435820227359875" calcext:value-type="float">
            <text:p>0.435820227359875</text:p>
          </table:table-cell>
        </table:table-row>
        <table:table-row table:style-name="ro1">
          <table:table-cell table:number-columns-repeated="6"/>
          <table:table-cell table:style-name="ce2" table:formula="of:=STDEV([.G23:.G30])/SQRT(8)" office:value-type="float" office:value="0.0147957581375649" calcext:value-type="float">
            <text:p>0.014795758137565</text:p>
          </table:table-cell>
          <table:table-cell table:style-name="ce2" table:formula="of:=STDEV([.H23:.H30])/SQRT(8)" office:value-type="float" office:value="0.0151237564676544" calcext:value-type="float">
            <text:p>0.015123756467654</text:p>
          </table:table-cell>
          <table:table-cell table:style-name="ce2" table:formula="of:=STDEV([.I23:.I30])/SQRT(8)" office:value-type="float" office:value="0.0183176427561752" calcext:value-type="float">
            <text:p>0.018317642756175</text:p>
          </table:table-cell>
          <table:table-cell table:style-name="ce2" table:formula="of:=STDEV([.J23:.J30])/SQRT(8)" office:value-type="float" office:value="0.0127340577176737" calcext:value-type="float">
            <text:p>0.012734057717674</text:p>
          </table:table-cell>
          <table:table-cell table:style-name="ce2" table:formula="of:=STDEV([.K23:.K30])/SQRT(8)" office:value-type="float" office:value="0.00990058713139996" calcext:value-type="float">
            <text:p>0.00990058713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55775215555" calcext:value-type="float">
            <text:p>0.355775215555</text:p>
          </table:table-cell>
          <table:table-cell office:value-type="float" office:value="0.591840512429" calcext:value-type="float">
            <text:p>0.591840512429</text:p>
          </table:table-cell>
          <table:table-cell office:value-type="float" office:value="0.31907" calcext:value-type="float">
            <text:p>0.31907</text:p>
          </table:table-cell>
          <table:table-cell office:value-type="float" office:value="0.386616915292" calcext:value-type="float">
            <text:p>0.386616915292</text:p>
          </table:table-cell>
          <table:table-cell office:value-type="float" office:value="0.444404160179" calcext:value-type="float">
            <text:p>0.44440416017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25335613378" calcext:value-type="float">
            <text:p>0.425335613378</text:p>
          </table:table-cell>
          <table:table-cell office:value-type="float" office:value="0.597713457926" calcext:value-type="float">
            <text:p>0.597713457926</text:p>
          </table:table-cell>
          <table:table-cell office:value-type="float" office:value="0.267271" calcext:value-type="float">
            <text:p>0.267271</text:p>
          </table:table-cell>
          <table:table-cell office:value-type="float" office:value="0.451370238418" calcext:value-type="float">
            <text:p>0.451370238418</text:p>
          </table:table-cell>
          <table:table-cell office:value-type="float" office:value="0.497002201326" calcext:value-type="float">
            <text:p>0.4970022013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23347470065" calcext:value-type="float">
            <text:p>0.323347470065</text:p>
          </table:table-cell>
          <table:table-cell office:value-type="float" office:value="0.432262622998" calcext:value-type="float">
            <text:p>0.432262622998</text:p>
          </table:table-cell>
          <table:table-cell office:value-type="float" office:value="0.200349" calcext:value-type="float">
            <text:p>0.200349</text:p>
          </table:table-cell>
          <table:table-cell office:value-type="float" office:value="0.340506636954" calcext:value-type="float">
            <text:p>0.340506636954</text:p>
          </table:table-cell>
          <table:table-cell office:value-type="float" office:value="0.369955422336" calcext:value-type="float">
            <text:p>0.36995542233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69826538692" calcext:value-type="float">
            <text:p>0.369826538692</text:p>
          </table:table-cell>
          <table:table-cell office:value-type="float" office:value="0.654636207212" calcext:value-type="float">
            <text:p>0.654636207212</text:p>
          </table:table-cell>
          <table:table-cell office:value-type="float" office:value="0.387819" calcext:value-type="float">
            <text:p>0.387819</text:p>
          </table:table-cell>
          <table:table-cell office:value-type="float" office:value="0.405073220226" calcext:value-type="float">
            <text:p>0.405073220226</text:p>
          </table:table-cell>
          <table:table-cell office:value-type="float" office:value="0.472641574491" calcext:value-type="float">
            <text:p>0.47264157449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50595175672" calcext:value-type="float">
            <text:p>0.350595175672</text:p>
          </table:table-cell>
          <table:table-cell office:value-type="float" office:value="0.517120310087" calcext:value-type="float">
            <text:p>0.517120310087</text:p>
          </table:table-cell>
          <table:table-cell office:value-type="float" office:value="0.26499" calcext:value-type="float">
            <text:p>0.26499</text:p>
          </table:table-cell>
          <table:table-cell office:value-type="float" office:value="0.374729555375" calcext:value-type="float">
            <text:p>0.374729555375</text:p>
          </table:table-cell>
          <table:table-cell office:value-type="float" office:value="0.417878645556" calcext:value-type="float">
            <text:p>0.41787864555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53013735851" calcext:value-type="float">
            <text:p>0.353013735851</text:p>
          </table:table-cell>
          <table:table-cell office:value-type="float" office:value="0.61264300654" calcext:value-type="float">
            <text:p>0.61264300654</text:p>
          </table:table-cell>
          <table:table-cell office:value-type="float" office:value="0.299633" calcext:value-type="float">
            <text:p>0.299633</text:p>
          </table:table-cell>
          <table:table-cell office:value-type="float" office:value="0.385704977198" calcext:value-type="float">
            <text:p>0.385704977198</text:p>
          </table:table-cell>
          <table:table-cell office:value-type="float" office:value="0.447926032073" calcext:value-type="float">
            <text:p>0.4479260320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25705208349" calcext:value-type="float">
            <text:p>0.325705208349</text:p>
          </table:table-cell>
          <table:table-cell office:value-type="float" office:value="0.435834249084" calcext:value-type="float">
            <text:p>0.435834249084</text:p>
          </table:table-cell>
          <table:table-cell office:value-type="float" office:value="0.200767" calcext:value-type="float">
            <text:p>0.200767</text:p>
          </table:table-cell>
          <table:table-cell office:value-type="float" office:value="0.343041540144" calcext:value-type="float">
            <text:p>0.343041540144</text:p>
          </table:table-cell>
          <table:table-cell office:value-type="float" office:value="0.372806644536" calcext:value-type="float">
            <text:p>0.37280664453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4031994311" calcext:value-type="float">
            <text:p>0.34031994311</text:p>
          </table:table-cell>
          <table:table-cell office:value-type="float" office:value="0.645756896165" calcext:value-type="float">
            <text:p>0.645756896165</text:p>
          </table:table-cell>
          <table:table-cell office:value-type="float" office:value="0.379901" calcext:value-type="float">
            <text:p>0.379901</text:p>
          </table:table-cell>
          <table:table-cell office:value-type="float" office:value="0.375877223078" calcext:value-type="float">
            <text:p>0.375877223078</text:p>
          </table:table-cell>
          <table:table-cell office:value-type="float" office:value="0.445733925416" calcext:value-type="float">
            <text:p>0.445733925416</text:p>
          </table:table-cell>
        </table:table-row>
        <table:table-row table:style-name="ro1">
          <table:table-cell table:number-columns-repeated="6"/>
          <table:table-cell table:style-name="ce1" table:formula="of:=AVERAGE([.G34:.G41])" office:value-type="float" office:value="0.355489862584" calcext:value-type="float">
            <text:p>0.355489862584</text:p>
          </table:table-cell>
          <table:table-cell table:style-name="ce1" table:formula="of:=AVERAGE([.H34:.H41])" office:value-type="float" office:value="0.560975907805125" calcext:value-type="float">
            <text:p>0.560975907805125</text:p>
          </table:table-cell>
          <table:table-cell table:style-name="ce1" table:formula="of:=AVERAGE([.I34:.I41])" office:value-type="float" office:value="0.289975" calcext:value-type="float">
            <text:p>0.289975</text:p>
          </table:table-cell>
          <table:table-cell table:style-name="ce1" table:formula="of:=AVERAGE([.J34:.J41])" office:value-type="float" office:value="0.382865038335625" calcext:value-type="float">
            <text:p>0.382865038335625</text:p>
          </table:table-cell>
          <table:table-cell table:style-name="ce1" table:formula="of:=AVERAGE([.K34:.K41])" office:value-type="float" office:value="0.433543575739125" calcext:value-type="float">
            <text:p>0.433543575739125</text:p>
          </table:table-cell>
        </table:table-row>
        <table:table-row table:style-name="ro1">
          <table:table-cell table:number-columns-repeated="6"/>
          <table:table-cell table:style-name="ce2" table:formula="of:=STDEV([.G34:.G41])/SQRT(8)" office:value-type="float" office:value="0.0113896297265769" calcext:value-type="float">
            <text:p>0.011389629726577</text:p>
          </table:table-cell>
          <table:table-cell table:style-name="ce2" table:formula="of:=STDEV([.H34:.H41])/SQRT(8)" office:value-type="float" office:value="0.0313627070556117" calcext:value-type="float">
            <text:p>0.031362707055612</text:p>
          </table:table-cell>
          <table:table-cell table:style-name="ce2" table:formula="of:=STDEV([.I34:.I41])/SQRT(8)" office:value-type="float" office:value="0.0252595592873838" calcext:value-type="float">
            <text:p>0.025259559287384</text:p>
          </table:table-cell>
          <table:table-cell table:style-name="ce2" table:formula="of:=STDEV([.J34:.J41])/SQRT(8)" office:value-type="float" office:value="0.0124667188628812" calcext:value-type="float">
            <text:p>0.012466718862881</text:p>
          </table:table-cell>
          <table:table-cell table:style-name="ce2" table:formula="of:=STDEV([.K34:.K41])/SQRT(8)" office:value-type="float" office:value="0.0158152733256424" calcext:value-type="float">
            <text:p>0.01581527332564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6686063506" calcext:value-type="float">
            <text:p>0.356686063506</text:p>
          </table:table-cell>
          <table:table-cell office:value-type="float" office:value="0.618732012308" calcext:value-type="float">
            <text:p>0.618732012308</text:p>
          </table:table-cell>
          <table:table-cell office:value-type="float" office:value="0.33671" calcext:value-type="float">
            <text:p>0.33671</text:p>
          </table:table-cell>
          <table:table-cell office:value-type="float" office:value="0.389694847264" calcext:value-type="float">
            <text:p>0.389694847264</text:p>
          </table:table-cell>
          <table:table-cell office:value-type="float" office:value="0.452509731585" calcext:value-type="float">
            <text:p>0.4525097315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19415313959" calcext:value-type="float">
            <text:p>0.319415313959</text:p>
          </table:table-cell>
          <table:table-cell office:value-type="float" office:value="0.570807703485" calcext:value-type="float">
            <text:p>0.570807703485</text:p>
          </table:table-cell>
          <table:table-cell office:value-type="float" office:value="0.220728" calcext:value-type="float">
            <text:p>0.220728</text:p>
          </table:table-cell>
          <table:table-cell office:value-type="float" office:value="0.350267982774" calcext:value-type="float">
            <text:p>0.350267982774</text:p>
          </table:table-cell>
          <table:table-cell office:value-type="float" office:value="0.409615833889" calcext:value-type="float">
            <text:p>0.40961583388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13240098554" calcext:value-type="float">
            <text:p>0.313240098554</text:p>
          </table:table-cell>
          <table:table-cell office:value-type="float" office:value="0.557936548745" calcext:value-type="float">
            <text:p>0.557936548745</text:p>
          </table:table-cell>
          <table:table-cell office:value-type="float" office:value="0.238788" calcext:value-type="float">
            <text:p>0.238788</text:p>
          </table:table-cell>
          <table:table-cell office:value-type="float" office:value="0.343357643929" calcext:value-type="float">
            <text:p>0.343357643929</text:p>
          </table:table-cell>
          <table:table-cell office:value-type="float" office:value="0.40122310454" calcext:value-type="float">
            <text:p>0.4012231045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98947929087" calcext:value-type="float">
            <text:p>0.298947929087</text:p>
          </table:table-cell>
          <table:table-cell office:value-type="float" office:value="0.642250482751" calcext:value-type="float">
            <text:p>0.642250482751</text:p>
          </table:table-cell>
          <table:table-cell office:value-type="float" office:value="0.231295" calcext:value-type="float">
            <text:p>0.231295</text:p>
          </table:table-cell>
          <table:table-cell office:value-type="float" office:value="0.334732929688" calcext:value-type="float">
            <text:p>0.334732929688</text:p>
          </table:table-cell>
          <table:table-cell office:value-type="float" office:value="0.407989323736" calcext:value-type="float">
            <text:p>0.40798932373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04580534145" calcext:value-type="float">
            <text:p>0.304580534145</text:p>
          </table:table-cell>
          <table:table-cell office:value-type="float" office:value="0.675544391626" calcext:value-type="float">
            <text:p>0.675544391626</text:p>
          </table:table-cell>
          <table:table-cell office:value-type="float" office:value="0.237459" calcext:value-type="float">
            <text:p>0.237459</text:p>
          </table:table-cell>
          <table:table-cell office:value-type="float" office:value="0.34215867182" calcext:value-type="float">
            <text:p>0.34215867182</text:p>
          </table:table-cell>
          <table:table-cell office:value-type="float" office:value="0.419860093811" calcext:value-type="float">
            <text:p>0.41986009381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51642206087" calcext:value-type="float">
            <text:p>0.351642206087</text:p>
          </table:table-cell>
          <table:table-cell office:value-type="float" office:value="0.613822040962" calcext:value-type="float">
            <text:p>0.613822040962</text:p>
          </table:table-cell>
          <table:table-cell office:value-type="float" office:value="0.315933" calcext:value-type="float">
            <text:p>0.315933</text:p>
          </table:table-cell>
          <table:table-cell office:value-type="float" office:value="0.384487158892" calcext:value-type="float">
            <text:p>0.384487158892</text:p>
          </table:table-cell>
          <table:table-cell office:value-type="float" office:value="0.447133567687" calcext:value-type="float">
            <text:p>0.4471335676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01384005706" calcext:value-type="float">
            <text:p>0.301384005706</text:p>
          </table:table-cell>
          <table:table-cell office:value-type="float" office:value="0.551885129052" calcext:value-type="float">
            <text:p>0.551885129052</text:p>
          </table:table-cell>
          <table:table-cell office:value-type="float" office:value="0.194389" calcext:value-type="float">
            <text:p>0.194389</text:p>
          </table:table-cell>
          <table:table-cell office:value-type="float" office:value="0.331475397985" calcext:value-type="float">
            <text:p>0.331475397985</text:p>
          </table:table-cell>
          <table:table-cell office:value-type="float" office:value="0.389863746637" calcext:value-type="float">
            <text:p>0.38986374663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03285116276" calcext:value-type="float">
            <text:p>0.303285116276</text:p>
          </table:table-cell>
          <table:table-cell office:value-type="float" office:value="0.669895353164" calcext:value-type="float">
            <text:p>0.669895353164</text:p>
          </table:table-cell>
          <table:table-cell office:value-type="float" office:value="0.242929" calcext:value-type="float">
            <text:p>0.242929</text:p>
          </table:table-cell>
          <table:table-cell office:value-type="float" office:value="0.340560477827" calcext:value-type="float">
            <text:p>0.340560477827</text:p>
          </table:table-cell>
          <table:table-cell office:value-type="float" office:value="0.417536718948" calcext:value-type="float">
            <text:p>0.417536718948</text:p>
          </table:table-cell>
        </table:table-row>
        <table:table-row table:style-name="ro1">
          <table:table-cell table:number-columns-repeated="6"/>
          <table:table-cell table:style-name="ce1" table:formula="of:=AVERAGE([.G45:.G52])" office:value-type="float" office:value="0.318647658415" calcext:value-type="float">
            <text:p>0.318647658415</text:p>
          </table:table-cell>
          <table:table-cell table:style-name="ce1" table:formula="of:=AVERAGE([.H45:.H52])" office:value-type="float" office:value="0.612609207761625" calcext:value-type="float">
            <text:p>0.612609207761625</text:p>
          </table:table-cell>
          <table:table-cell table:style-name="ce1" table:formula="of:=AVERAGE([.I45:.I52])" office:value-type="float" office:value="0.252278875" calcext:value-type="float">
            <text:p>0.252278875</text:p>
          </table:table-cell>
          <table:table-cell table:style-name="ce1" table:formula="of:=AVERAGE([.J45:.J52])" office:value-type="float" office:value="0.352091888772375" calcext:value-type="float">
            <text:p>0.352091888772375</text:p>
          </table:table-cell>
          <table:table-cell table:style-name="ce1" table:formula="of:=AVERAGE([.K45:.K52])" office:value-type="float" office:value="0.418216515104125" calcext:value-type="float">
            <text:p>0.418216515104125</text:p>
          </table:table-cell>
        </table:table-row>
        <table:table-row table:style-name="ro1">
          <table:table-cell table:number-columns-repeated="6"/>
          <table:table-cell table:style-name="ce2" table:formula="of:=STDEV([.G45:.G52])/SQRT(8)" office:value-type="float" office:value="0.00811237608675454" calcext:value-type="float">
            <text:p>0.008112376086755</text:p>
          </table:table-cell>
          <table:table-cell table:style-name="ce2" table:formula="of:=STDEV([.H45:.H52])/SQRT(8)" office:value-type="float" office:value="0.0172087933527638" calcext:value-type="float">
            <text:p>0.017208793352764</text:p>
          </table:table-cell>
          <table:table-cell table:style-name="ce2" table:formula="of:=STDEV([.I45:.I52])/SQRT(8)" office:value-type="float" office:value="0.0171425397220706" calcext:value-type="float">
            <text:p>0.017142539722071</text:p>
          </table:table-cell>
          <table:table-cell table:style-name="ce2" table:formula="of:=STDEV([.J45:.J52])/SQRT(8)" office:value-type="float" office:value="0.00790689693266746" calcext:value-type="float">
            <text:p>0.007906896932667</text:p>
          </table:table-cell>
          <table:table-cell table:style-name="ce2" table:formula="of:=STDEV([.K45:.K52])/SQRT(8)" office:value-type="float" office:value="0.00766090113062548" calcext:value-type="float">
            <text:p>0.0076609011306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61125772443" calcext:value-type="float">
            <text:p>0.361125772443</text:p>
          </table:table-cell>
          <table:table-cell office:value-type="float" office:value="0.597348044909" calcext:value-type="float">
            <text:p>0.597348044909</text:p>
          </table:table-cell>
          <table:table-cell office:value-type="float" office:value="0.197889" calcext:value-type="float">
            <text:p>0.197889</text:p>
          </table:table-cell>
          <table:table-cell office:value-type="float" office:value="0.392140276656" calcext:value-type="float">
            <text:p>0.392140276656</text:p>
          </table:table-cell>
          <table:table-cell office:value-type="float" office:value="0.450127630468" calcext:value-type="float">
            <text:p>0.45012763046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45289220707" calcext:value-type="float">
            <text:p>0.345289220707</text:p>
          </table:table-cell>
          <table:table-cell office:value-type="float" office:value="0.603998471858" calcext:value-type="float">
            <text:p>0.603998471858</text:p>
          </table:table-cell>
          <table:table-cell office:value-type="float" office:value="0.193884" calcext:value-type="float">
            <text:p>0.193884</text:p>
          </table:table-cell>
          <table:table-cell office:value-type="float" office:value="0.377639947605" calcext:value-type="float">
            <text:p>0.377639947605</text:p>
          </table:table-cell>
          <table:table-cell office:value-type="float" office:value="0.439390847031" calcext:value-type="float">
            <text:p>0.4393908470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5609398754" calcext:value-type="float">
            <text:p>0.355609398754</text:p>
          </table:table-cell>
          <table:table-cell office:value-type="float" office:value="0.610553732683" calcext:value-type="float">
            <text:p>0.610553732683</text:p>
          </table:table-cell>
          <table:table-cell office:value-type="float" office:value="0.237783" calcext:value-type="float">
            <text:p>0.237783</text:p>
          </table:table-cell>
          <table:table-cell office:value-type="float" office:value="0.388013363631" calcext:value-type="float">
            <text:p>0.388013363631</text:p>
          </table:table-cell>
          <table:table-cell office:value-type="float" office:value="0.44944510657" calcext:value-type="float">
            <text:p>0.449445106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50235135441" calcext:value-type="float">
            <text:p>0.350235135441</text:p>
          </table:table-cell>
          <table:table-cell office:value-type="float" office:value="0.596133997931" calcext:value-type="float">
            <text:p>0.596133997931</text:p>
          </table:table-cell>
          <table:table-cell office:value-type="float" office:value="0.213687" calcext:value-type="float">
            <text:p>0.213687</text:p>
          </table:table-cell>
          <table:table-cell office:value-type="float" office:value="0.381726773097" calcext:value-type="float">
            <text:p>0.381726773097</text:p>
          </table:table-cell>
          <table:table-cell office:value-type="float" office:value="0.441238126105" calcext:value-type="float">
            <text:p>0.4412381261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56196086678" calcext:value-type="float">
            <text:p>0.356196086678</text:p>
          </table:table-cell>
          <table:table-cell office:value-type="float" office:value="0.667634608644" calcext:value-type="float">
            <text:p>0.667634608644</text:p>
          </table:table-cell>
          <table:table-cell office:value-type="float" office:value="0.263386" calcext:value-type="float">
            <text:p>0.263386</text:p>
          </table:table-cell>
          <table:table-cell office:value-type="float" office:value="0.392847197631" calcext:value-type="float">
            <text:p>0.392847197631</text:p>
          </table:table-cell>
          <table:table-cell office:value-type="float" office:value="0.464547187374" calcext:value-type="float">
            <text:p>0.46454718737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53279793952" calcext:value-type="float">
            <text:p>0.353279793952</text:p>
          </table:table-cell>
          <table:table-cell office:value-type="float" office:value="0.590262164975" calcext:value-type="float">
            <text:p>0.590262164975</text:p>
          </table:table-cell>
          <table:table-cell office:value-type="float" office:value="0.190457" calcext:value-type="float">
            <text:p>0.190457</text:p>
          </table:table-cell>
          <table:table-cell office:value-type="float" office:value="0.384123917878" calcext:value-type="float">
            <text:p>0.384123917878</text:p>
          </table:table-cell>
          <table:table-cell office:value-type="float" office:value="0.442010435354" calcext:value-type="float">
            <text:p>0.44201043535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53791876912" calcext:value-type="float">
            <text:p>0.353791876912</text:p>
          </table:table-cell>
          <table:table-cell office:value-type="float" office:value="0.603035714286" calcext:value-type="float">
            <text:p>0.603035714286</text:p>
          </table:table-cell>
          <table:table-cell office:value-type="float" office:value="0.22466" calcext:value-type="float">
            <text:p>0.22466</text:p>
          </table:table-cell>
          <table:table-cell office:value-type="float" office:value="0.385672761138" calcext:value-type="float">
            <text:p>0.385672761138</text:p>
          </table:table-cell>
          <table:table-cell office:value-type="float" office:value="0.445951055686" calcext:value-type="float">
            <text:p>0.44595105568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56925300179" calcext:value-type="float">
            <text:p>0.356925300179</text:p>
          </table:table-cell>
          <table:table-cell office:value-type="float" office:value="0.627991745564" calcext:value-type="float">
            <text:p>0.627991745564</text:p>
          </table:table-cell>
          <table:table-cell office:value-type="float" office:value="0.307267" calcext:value-type="float">
            <text:p>0.307267</text:p>
          </table:table-cell>
          <table:table-cell office:value-type="float" office:value="0.390649282422" calcext:value-type="float">
            <text:p>0.390649282422</text:p>
          </table:table-cell>
          <table:table-cell office:value-type="float" office:value="0.455157402878" calcext:value-type="float">
            <text:p>0.455157402878</text:p>
          </table:table-cell>
        </table:table-row>
        <table:table-row table:style-name="ro1">
          <table:table-cell table:number-columns-repeated="6"/>
          <table:table-cell table:style-name="ce1" table:formula="of:=AVERAGE([.G56:.G63])" office:value-type="float" office:value="0.35405657313325" calcext:value-type="float">
            <text:p>0.35405657313325</text:p>
          </table:table-cell>
          <table:table-cell table:style-name="ce1" table:formula="of:=AVERAGE([.H56:.H63])" office:value-type="float" office:value="0.61211981010625" calcext:value-type="float">
            <text:p>0.61211981010625</text:p>
          </table:table-cell>
          <table:table-cell table:style-name="ce1" table:formula="of:=AVERAGE([.I56:.I63])" office:value-type="float" office:value="0.228626625" calcext:value-type="float">
            <text:p>0.228626625</text:p>
          </table:table-cell>
          <table:table-cell table:style-name="ce1" table:formula="of:=AVERAGE([.J56:.J63])" office:value-type="float" office:value="0.38660169000725" calcext:value-type="float">
            <text:p>0.38660169000725</text:p>
          </table:table-cell>
          <table:table-cell table:style-name="ce1" table:formula="of:=AVERAGE([.K56:.K63])" office:value-type="float" office:value="0.44848347393325" calcext:value-type="float">
            <text:p>0.44848347393325</text:p>
          </table:table-cell>
        </table:table-row>
        <table:table-row table:style-name="ro1">
          <table:table-cell table:number-columns-repeated="6"/>
          <table:table-cell table:style-name="ce2" table:formula="of:=STDEV([.G56:.G63])/SQRT(8)" office:value-type="float" office:value="0.00167617370364557" calcext:value-type="float">
            <text:p>0.001676173703646</text:p>
          </table:table-cell>
          <table:table-cell table:style-name="ce2" table:formula="of:=STDEV([.H56:.H63])/SQRT(8)" office:value-type="float" office:value="0.00890049016587636" calcext:value-type="float">
            <text:p>0.008900490165876</text:p>
          </table:table-cell>
          <table:table-cell table:style-name="ce2" table:formula="of:=STDEV([.I56:.I63])/SQRT(8)" office:value-type="float" office:value="0.0142202448102012" calcext:value-type="float">
            <text:p>0.014220244810201</text:p>
          </table:table-cell>
          <table:table-cell table:style-name="ce2" table:formula="of:=STDEV([.J56:.J63])/SQRT(8)" office:value-type="float" office:value="0.00188574558793212" calcext:value-type="float">
            <text:p>0.001885745587932</text:p>
          </table:table-cell>
          <table:table-cell table:style-name="ce2" table:formula="of:=STDEV([.K56:.K63])/SQRT(8)" office:value-type="float" office:value="0.00295712367750753" calcext:value-type="float">
            <text:p>0.0029571236775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6704486849" calcext:value-type="float">
            <text:p>0.506704486849</text:p>
          </table:table-cell>
          <table:table-cell office:value-type="float" office:value="0.556354359926" calcext:value-type="float">
            <text:p>0.556354359926</text:p>
          </table:table-cell>
          <table:table-cell office:value-type="float" office:value="0.139082" calcext:value-type="float">
            <text:p>0.139082</text:p>
          </table:table-cell>
          <table:table-cell office:value-type="float" office:value="0.515912645978" calcext:value-type="float">
            <text:p>0.515912645978</text:p>
          </table:table-cell>
          <table:table-cell office:value-type="float" office:value="0.530369981507" calcext:value-type="float">
            <text:p>0.5303699815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01761509012" calcext:value-type="float">
            <text:p>0.501761509012</text:p>
          </table:table-cell>
          <table:table-cell office:value-type="float" office:value="0.505471494956" calcext:value-type="float">
            <text:p>0.505471494956</text:p>
          </table:table-cell>
          <table:table-cell office:value-type="float" office:value="0.133458" calcext:value-type="float">
            <text:p>0.133458</text:p>
          </table:table-cell>
          <table:table-cell office:value-type="float" office:value="0.502499142994" calcext:value-type="float">
            <text:p>0.502499142994</text:p>
          </table:table-cell>
          <table:table-cell office:value-type="float" office:value="0.503609669406" calcext:value-type="float">
            <text:p>0.5036096694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99461586042" calcext:value-type="float">
            <text:p>0.499461586042</text:p>
          </table:table-cell>
          <table:table-cell office:value-type="float" office:value="0.498907643672" calcext:value-type="float">
            <text:p>0.498907643672</text:p>
          </table:table-cell>
          <table:table-cell office:value-type="float" office:value="0.0808229" calcext:value-type="float">
            <text:p>0.0808229</text:p>
          </table:table-cell>
          <table:table-cell office:value-type="float" office:value="0.499350699182" calcext:value-type="float">
            <text:p>0.499350699182</text:p>
          </table:table-cell>
          <table:table-cell office:value-type="float" office:value="0.49918446118" calcext:value-type="float">
            <text:p>0.499184461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5280651073" calcext:value-type="float">
            <text:p>0.505280651073</text:p>
          </table:table-cell>
          <table:table-cell office:value-type="float" office:value="0.523579469311" calcext:value-type="float">
            <text:p>0.523579469311</text:p>
          </table:table-cell>
          <table:table-cell office:value-type="float" office:value="0.133699" calcext:value-type="float">
            <text:p>0.133699</text:p>
          </table:table-cell>
          <table:table-cell office:value-type="float" office:value="0.50883736904" calcext:value-type="float">
            <text:p>0.50883736904</text:p>
          </table:table-cell>
          <table:table-cell office:value-type="float" office:value="0.51426733314" calcext:value-type="float">
            <text:p>0.514267333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05533284502" calcext:value-type="float">
            <text:p>0.505533284502</text:p>
          </table:table-cell>
          <table:table-cell office:value-type="float" office:value="0.521649667932" calcext:value-type="float">
            <text:p>0.521649667932</text:p>
          </table:table-cell>
          <table:table-cell office:value-type="float" office:value="0.138626" calcext:value-type="float">
            <text:p>0.138626</text:p>
          </table:table-cell>
          <table:table-cell office:value-type="float" office:value="0.508676399277" calcext:value-type="float">
            <text:p>0.508676399277</text:p>
          </table:table-cell>
          <table:table-cell office:value-type="float" office:value="0.513465044108" calcext:value-type="float">
            <text:p>0.5134650441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06720430108" calcext:value-type="float">
            <text:p>0.506720430108</text:p>
          </table:table-cell>
          <table:table-cell office:value-type="float" office:value="0.557421150278" calcext:value-type="float">
            <text:p>0.557421150278</text:p>
          </table:table-cell>
          <table:table-cell office:value-type="float" office:value="0.141051" calcext:value-type="float">
            <text:p>0.141051</text:p>
          </table:table-cell>
          <table:table-cell office:value-type="float" office:value="0.516109058779" calcext:value-type="float">
            <text:p>0.516109058779</text:p>
          </table:table-cell>
          <table:table-cell office:value-type="float" office:value="0.530862979563" calcext:value-type="float">
            <text:p>0.5308629795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06721125013" calcext:value-type="float">
            <text:p>0.506721125013</text:p>
          </table:table-cell>
          <table:table-cell office:value-type="float" office:value="0.557467532468" calcext:value-type="float">
            <text:p>0.557467532468</text:p>
          </table:table-cell>
          <table:table-cell office:value-type="float" office:value="0.13576" calcext:value-type="float">
            <text:p>0.13576</text:p>
          </table:table-cell>
          <table:table-cell office:value-type="float" office:value="0.516117587356" calcext:value-type="float">
            <text:p>0.516117587356</text:p>
          </table:table-cell>
          <table:table-cell office:value-type="float" office:value="0.530884393899" calcext:value-type="float">
            <text:p>0.5308843938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02680377068" calcext:value-type="float">
            <text:p>0.502680377068</text:p>
          </table:table-cell>
          <table:table-cell office:value-type="float" office:value="0.508268162756" calcext:value-type="float">
            <text:p>0.508268162756</text:p>
          </table:table-cell>
          <table:table-cell office:value-type="float" office:value="0.134744" calcext:value-type="float">
            <text:p>0.134744</text:p>
          </table:table-cell>
          <table:table-cell office:value-type="float" office:value="0.503788083609" calcext:value-type="float">
            <text:p>0.503788083609</text:p>
          </table:table-cell>
          <table:table-cell office:value-type="float" office:value="0.505458827312" calcext:value-type="float">
            <text:p>0.505458827312</text:p>
          </table:table-cell>
        </table:table-row>
        <table:table-row table:style-name="ro1">
          <table:table-cell table:number-columns-repeated="6"/>
          <table:table-cell table:style-name="ce1" table:formula="of:=AVERAGE([.G67:.G74])" office:value-type="float" office:value="0.504357931208375" calcext:value-type="float">
            <text:p>0.504357931208375</text:p>
          </table:table-cell>
          <table:table-cell table:style-name="ce1" table:formula="of:=AVERAGE([.H67:.H74])" office:value-type="float" office:value="0.528639935162375" calcext:value-type="float">
            <text:p>0.528639935162375</text:p>
          </table:table-cell>
          <table:table-cell table:style-name="ce1" table:formula="of:=AVERAGE([.I67:.I74])" office:value-type="float" office:value="0.1296553625" calcext:value-type="float">
            <text:p>0.1296553625</text:p>
          </table:table-cell>
          <table:table-cell table:style-name="ce1" table:formula="of:=AVERAGE([.J67:.J74])" office:value-type="float" office:value="0.508911373276875" calcext:value-type="float">
            <text:p>0.508911373276875</text:p>
          </table:table-cell>
          <table:table-cell table:style-name="ce1" table:formula="of:=AVERAGE([.K67:.K74])" office:value-type="float" office:value="0.516012836264375" calcext:value-type="float">
            <text:p>0.516012836264375</text:p>
          </table:table-cell>
        </table:table-row>
        <table:table-row table:style-name="ro1">
          <table:table-cell table:number-columns-repeated="6"/>
          <table:table-cell table:style-name="ce2" table:formula="of:=STDEV([.G67:.G74])/SQRT(8)" office:value-type="float" office:value="0.000967646895464409" calcext:value-type="float">
            <text:p>0.000967646895464</text:p>
          </table:table-cell>
          <table:table-cell table:style-name="ce2" table:formula="of:=STDEV([.H67:.H74])/SQRT(8)" office:value-type="float" office:value="0.00880112116473249" calcext:value-type="float">
            <text:p>0.008801121164732</text:p>
          </table:table-cell>
          <table:table-cell table:style-name="ce2" table:formula="of:=STDEV([.I67:.I74])/SQRT(8)" office:value-type="float" office:value="0.00704294944602497" calcext:value-type="float">
            <text:p>0.007042949446025</text:p>
          </table:table-cell>
          <table:table-cell table:style-name="ce2" table:formula="of:=STDEV([.J67:.J74])/SQRT(8)" office:value-type="float" office:value="0.00235882079405791" calcext:value-type="float">
            <text:p>0.002358820794058</text:p>
          </table:table-cell>
          <table:table-cell table:style-name="ce2" table:formula="of:=STDEV([.K67:.K74])/SQRT(8)" office:value-type="float" office:value="0.00464022684382515" calcext:value-type="float">
            <text:p>0.00464022684382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float" office:value="0.542302317851375" calcext:value-type="float">
            <text:p>0.542302317851375</text:p>
          </table:table-cell>
          <table:table-cell table:style-name="ce1" office:value-type="float" office:value="0.47772828685325" calcext:value-type="float">
            <text:p>0.47772828685325</text:p>
          </table:table-cell>
          <table:table-cell table:style-name="ce1" office:value-type="float" office:value="0.31511475" calcext:value-type="float">
            <text:p>0.31511475</text:p>
          </table:table-cell>
          <table:table-cell table:style-name="ce1" office:value-type="float" office:value="0.525366696809625" calcext:value-type="float">
            <text:p>0.525366696809625</text:p>
          </table:table-cell>
          <table:table-cell table:style-name="ce1" office:value-type="float" office:value="0.504537166951" calcext:value-type="float">
            <text:p>0.504537166951</text:p>
          </table:table-cell>
        </table:table-row>
        <table:table-row table:style-name="ro1">
          <table:table-cell table:number-columns-repeated="6"/>
          <table:table-cell table:style-name="ce1" office:value-type="float" office:value="0.45079807182725" calcext:value-type="float">
            <text:p>0.45079807182725</text:p>
          </table:table-cell>
          <table:table-cell table:style-name="ce1" office:value-type="float" office:value="0.471600383883625" calcext:value-type="float">
            <text:p>0.471600383883625</text:p>
          </table:table-cell>
          <table:table-cell table:style-name="ce1" office:value-type="float" office:value="0.272335625" calcext:value-type="float">
            <text:p>0.272335625</text:p>
          </table:table-cell>
          <table:table-cell table:style-name="ce1" office:value-type="float" office:value="0.45408358519275" calcext:value-type="float">
            <text:p>0.45408358519275</text:p>
          </table:table-cell>
          <table:table-cell table:style-name="ce1" office:value-type="float" office:value="0.459775297414" calcext:value-type="float">
            <text:p>0.459775297414</text:p>
          </table:table-cell>
        </table:table-row>
        <table:table-row table:style-name="ro1">
          <table:table-cell table:number-columns-repeated="6"/>
          <table:table-cell table:style-name="ce1" office:value-type="float" office:value="0.37762845895925" calcext:value-type="float">
            <text:p>0.37762845895925</text:p>
          </table:table-cell>
          <table:table-cell table:style-name="ce1" office:value-type="float" office:value="0.522095085859625" calcext:value-type="float">
            <text:p>0.522095085859625</text:p>
          </table:table-cell>
          <table:table-cell table:style-name="ce1" office:value-type="float" office:value="0.273798" calcext:value-type="float">
            <text:p>0.273798</text:p>
          </table:table-cell>
          <table:table-cell table:style-name="ce1" office:value-type="float" office:value="0.398534229179625" calcext:value-type="float">
            <text:p>0.398534229179625</text:p>
          </table:table-cell>
          <table:table-cell table:style-name="ce1" office:value-type="float" office:value="0.435820227359875" calcext:value-type="float">
            <text:p>0.435820227359875</text:p>
          </table:table-cell>
        </table:table-row>
        <table:table-row table:style-name="ro1">
          <table:table-cell table:number-columns-repeated="6"/>
          <table:table-cell table:style-name="ce1" office:value-type="float" office:value="0.355489862584" calcext:value-type="float">
            <text:p>0.355489862584</text:p>
          </table:table-cell>
          <table:table-cell table:style-name="ce1" office:value-type="float" office:value="0.560975907805125" calcext:value-type="float">
            <text:p>0.560975907805125</text:p>
          </table:table-cell>
          <table:table-cell table:style-name="ce1" office:value-type="float" office:value="0.289975" calcext:value-type="float">
            <text:p>0.289975</text:p>
          </table:table-cell>
          <table:table-cell table:style-name="ce1" office:value-type="float" office:value="0.382865038335625" calcext:value-type="float">
            <text:p>0.382865038335625</text:p>
          </table:table-cell>
          <table:table-cell table:style-name="ce1" office:value-type="float" office:value="0.433543575739125" calcext:value-type="float">
            <text:p>0.433543575739125</text:p>
          </table:table-cell>
        </table:table-row>
        <table:table-row table:style-name="ro1">
          <table:table-cell table:number-columns-repeated="6"/>
          <table:table-cell table:style-name="ce1" office:value-type="float" office:value="0.318647658415" calcext:value-type="float">
            <text:p>0.318647658415</text:p>
          </table:table-cell>
          <table:table-cell table:style-name="ce1" office:value-type="float" office:value="0.612609207761625" calcext:value-type="float">
            <text:p>0.612609207761625</text:p>
          </table:table-cell>
          <table:table-cell table:style-name="ce1" office:value-type="float" office:value="0.252278875" calcext:value-type="float">
            <text:p>0.252278875</text:p>
          </table:table-cell>
          <table:table-cell table:style-name="ce1" office:value-type="float" office:value="0.352091888772375" calcext:value-type="float">
            <text:p>0.352091888772375</text:p>
          </table:table-cell>
          <table:table-cell table:style-name="ce1" office:value-type="float" office:value="0.418216515104125" calcext:value-type="float">
            <text:p>0.418216515104125</text:p>
          </table:table-cell>
        </table:table-row>
        <table:table-row table:style-name="ro1">
          <table:table-cell table:number-columns-repeated="6"/>
          <table:table-cell table:style-name="ce1" office:value-type="float" office:value="0.35405657313325" calcext:value-type="float">
            <text:p>0.35405657313325</text:p>
          </table:table-cell>
          <table:table-cell table:style-name="ce1" office:value-type="float" office:value="0.61211981010625" calcext:value-type="float">
            <text:p>0.61211981010625</text:p>
          </table:table-cell>
          <table:table-cell table:style-name="ce1" office:value-type="float" office:value="0.228626625" calcext:value-type="float">
            <text:p>0.228626625</text:p>
          </table:table-cell>
          <table:table-cell table:style-name="ce1" office:value-type="float" office:value="0.38660169000725" calcext:value-type="float">
            <text:p>0.38660169000725</text:p>
          </table:table-cell>
          <table:table-cell table:style-name="ce1" office:value-type="float" office:value="0.44848347393325" calcext:value-type="float">
            <text:p>0.44848347393325</text:p>
          </table:table-cell>
        </table:table-row>
        <table:table-row table:style-name="ro1">
          <table:table-cell table:number-columns-repeated="6"/>
          <table:table-cell table:style-name="ce1" office:value-type="float" office:value="0.504357931208375" calcext:value-type="float">
            <text:p>0.504357931208375</text:p>
          </table:table-cell>
          <table:table-cell table:style-name="ce1" office:value-type="float" office:value="0.528639935162375" calcext:value-type="float">
            <text:p>0.528639935162375</text:p>
          </table:table-cell>
          <table:table-cell table:style-name="ce1" office:value-type="float" office:value="0.1296553625" calcext:value-type="float">
            <text:p>0.1296553625</text:p>
          </table:table-cell>
          <table:table-cell table:style-name="ce1" office:value-type="float" office:value="0.508911373276875" calcext:value-type="float">
            <text:p>0.508911373276875</text:p>
          </table:table-cell>
          <table:table-cell table:style-name="ce1" office:value-type="float" office:value="0.516012836264375" calcext:value-type="float">
            <text:p>0.5160128362643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3"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18:17:28.938089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8T16:49:49.093828091</dc:date>
    <dc:creator>Dimitrios Pritsos</dc:creator>
    <meta:editing-duration>PT21H52M16S</meta:editing-duration>
    <meta:editing-cycles>4</meta:editing-cycles>
    <meta:generator>LibreOffice/5.2.3.2$Linux_X86_64 LibreOffice_project/20m0$Build-2</meta:generator>
    <meta:document-statistic meta:table-count="1" meta:cell-count="721" meta:object-count="0"/>
  </office:meta>
</office:document-meta>
</file>